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cession</text:p>
      <text:p text:style-name="Standard">In economics, a recession is a business cycle contraction that occurs when there is a period of broad decline in economic activity. Recessions generally occur when there is a widespread drop in spending (an adverse demand shock). This may be triggered by various events, such as a financial crisis, an external trade shock, an adverse supply shock, the bursting of an economic bubble, or a large-scale anthropogenic or natural disaster (e.g. a pandemic). There is no official definition of a recession, according to the International Monetary Fund.<text:line-break/>In the United States, a recession is defined as "a significant decline in economic activity spread across the market, lasting more than a few months, normally visible in real GDP, real income, employment, industrial production, and wholesale-retail sales." The European Union has adopted a similar definition. In the United Kingdom and Canada, a recession is defined as negative economic growth for two consecutive quarters.<text:line-break/>Governments usually respond to recessions by adopting expansionary macroeconomic policies, such as increasing money supply and decreasing interest rates or increasing government spending and decreasing tax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178" meta:character-count="1194" meta:non-whitespace-character-count="1018"/>
    <meta:user-defined meta:name="AppVersion">14.0000</meta:user-defined>
    <meta:template xlink:type="simple" xlink:actuate="onRequest" xlink:title="Normal.dotm" xlink:href=""/>
  </office:meta>
</office:document-meta>
</file>